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2.61mm"/>
    </style:style>
    <style:style style:name="co11" style:family="table-column">
      <style:table-column-properties fo:break-before="auto" style:column-width="11.52mm"/>
    </style:style>
    <style:style style:name="co12" style:family="table-column">
      <style:table-column-properties fo:break-before="auto" style:column-width="19.9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1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J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2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3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1">
          <table:table-cell office:value-type="string" calcext:value-type="string">
            <text:p>AJ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1">
          <table:table-cell office:value-type="string" calcext:value-type="string">
            <text:p>AJ3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1">
          <table:table-cell office:value-type="string" calcext:value-type="string">
            <text:p>AJ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5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6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J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 table:number-rows-repeated="1048514">
          <table:table-cell table:number-columns-repeated="60"/>
        </table:table-row>
        <table:table-row table:style-name="ro1"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00/00/0000</text:date>, <text:time style:data-style-name="N2" text:time-value="11:16:28.714775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20-12-19T11:22:54.511723593</dc:date>
    <meta:editing-duration>PT6M25S</meta:editing-duration>
    <meta:editing-cycles>1</meta:editing-cycles>
    <meta:document-statistic meta:table-count="1" meta:cell-count="2059" meta:object-count="0"/>
  </office:meta>
</office:document-meta>
</file>